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 New Roman1" svg:font-family="&quot;Times New Roman1&quot;"/>
    <style:font-face style:name="Times New Roman" svg:font-family="&quot;Times New Roman&quot;"/>
    <style:font-face style:name="Times New Roman2" svg:font-family="&quot;Times New Roman2&quot;"/>
    <style:font-face style:name="Calibri1" svg:font-family="Calibri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/>
    </style:style>
    <style:style style:name="ce7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0">
      <style:text-properties fo:color="#538ED5" fo:font-weight="bold" style:font-weight-asian="bold" style:font-weight-complex="bold"/>
    </style:style>
    <style:style style:name="ce9" style:family="table-cell" style:parent-style-name="Default" style:data-style-name="N0">
      <style:text-properties style:font-name="Times New Roman2" style:font-name-asian="Times New Roman2" style:font-name-complex="Times New Roman2" fo:font-size="12pt" style:font-size-asian="12pt" style:font-size-complex="12pt"/>
    </style:style>
    <style:style style:name="ce10" style:family="table-cell" style:parent-style-name="Default" style:data-style-name="N0">
      <style:text-properties fo:color="#538ED5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1" style:font-name-asian="Times New Roman1" style:font-name-complex="Times New Roman1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2" style:font-name-asian="Times New Roman2" style:font-name-complex="Times New Roman2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alibri1" style:font-name-asian="Calibri1" style:font-name-complex="Calibri1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Calibri1" style:font-name-asian="Calibri1" style:font-name-complex="Calibri1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0000" style:text-line-through-style="none" style:font-name="Times New Roman1" style:font-name-asian="Times New Roman1" style:font-name-complex="Times New Roman1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33.3904166666667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31.4854166666667cm"/>
    </style:style>
    <style:style style:name="co5" style:family="table-column">
      <style:table-column-properties fo:break-before="auto" style:column-width="36.3008333333333cm"/>
    </style:style>
    <style:style style:name="co6" style:family="table-column">
      <style:table-column-properties fo:break-before="auto" style:column-width="3.86291666666667cm"/>
    </style:style>
    <style:style style:name="co7" style:family="table-column">
      <style:table-column-properties fo:break-before="auto" style:column-width="36.40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onsultar_informacion_del_torn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CP-01</text:p>
          </table:table-cell>
          <table:table-cell office:value-type="string" table:style-name="ce2">
            <text:p>Precondiciónes Adicionales: El torneo esta en la fase de grupo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efectos encontrado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esultados obtenido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6" table:style-name="ce5">
            <text:p>Resultados esperados</text:p>
          </table:table-cell>
          <table:table-cell office:value-type="string" table:style-name="ce3">
            <text:p>1. Se muestra en la ventana el nombre de usuario y equipo (si existe)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3">
            <text:p>2. Se muestra en la ventana el nombre de el(los) contrincante(s) y la fecha de la siguiente partida a jugar (si existe)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4">
            <text:p><text:span text:style-name="T3">3. Aparece la ventana<text:s/></text:span><text:span text:style-name="T4">“</text:span><text:span text:style-name="T3">Partidas y Fechas</text:span><text:span text:style-name="T4">”</text:span>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3">
            <text:p>4. Se muestran en la ventana los participantes y fechas de las partidas que se han jugado y se deben jugar en la fase de grupos de su grupo correspondiente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4">
            <text:p><text:span text:style-name="T3">5. Vuelve a la<text:s/></text:span><text:span text:style-name="T4">“</text:span><text:span text:style-name="T3">Ventana de Torneo</text:span><text:span text:style-name="T4">”</text:span>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3">
            <text:p>6. Vuelve al CUS anteri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1</text:p>
          </table:table-cell>
          <table:table-cell office:value-type="string" table:style-name="ce3">
            <text:p>click(Ver Partidas y Fecha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2</text:p>
          </table:table-cell>
          <table:table-cell office:value-type="string" table:style-name="ce3">
            <text:p>click(OK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3</text:p>
          </table:table-cell>
          <table:table-cell office:value-type="string" table:style-name="ce3">
            <text:p>click(Salir)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02</text:p>
          </table:table-cell>
          <table:table-cell office:value-type="string" table:style-name="ce2">
            <text:p>Precondiciónes Adicionales: El torneo esta en la fase de eliminatoria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efectos encontrado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esultados obtenido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6" table:style-name="ce5">
            <text:p>Resultados esperados</text:p>
          </table:table-cell>
          <table:table-cell office:value-type="string" table:style-name="ce3">
            <text:p>1. Se muestra en la ventana el nombre de usuario y equipo (si existe)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3">
            <text:p>2. Se muestra en la ventana el nombre de el(los) contrincante(s) y la fecha de la siguiente partida a jugar (si existe)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4">
            <text:p><text:span text:style-name="T3">3. Aparece la ventana<text:s/></text:span><text:span text:style-name="T4">“</text:span><text:span text:style-name="T3">Partidas y Fechas</text:span><text:span text:style-name="T4">”</text:span>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4. Se muestran en la ventana, las fechas y participantes de las partidas que el jugador y su contrincante han jugado en las eliminatorias, la próxima partida y las posibles partidas de las siguiente rondas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4">
            <text:p><text:span text:style-name="T3">5. Vuelve a la<text:s/></text:span><text:span text:style-name="T4">“</text:span><text:span text:style-name="T3">Ventana de Torneo</text:span><text:span text:style-name="T4">”</text:span>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3">
            <text:p>6. Vuelve al CUS anteri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1</text:p>
          </table:table-cell>
          <table:table-cell office:value-type="string" table:style-name="ce3">
            <text:p>click(Ver Partidas y Fecha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2</text:p>
          </table:table-cell>
          <table:table-cell office:value-type="string" table:style-name="ce3">
            <text:p>click(OK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3</text:p>
          </table:table-cell>
          <table:table-cell office:value-type="string" table:style-name="ce3">
            <text:p>click(Salir)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03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table:style-name="ce1">
            <text:p>Defectos encontrado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esultados obtenido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1" table:number-rows-spanned="7" table:style-name="ce5">
            <text:p>Resultados esperados</text:p>
          </table:table-cell>
          <table:table-cell office:value-type="string" table:style-name="ce1">
            <text:p>1. Se muestra en la ventana el nombre de usuario y equipo (si existe).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2. Se muestra(n) en la ventana el nombre de el(los)contrincante(s) y la fecha de la siguiente partida a jugar (si existen).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3. Aparece la ventana “Grupos”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4. Se muestran en la ventana los nombres y puntos de los jugadores/equipos en el grupo A ordenados alfabéticamente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5. Los jugadores/equipos se ordenan al inverso de alfabéticamente con sus respectivos puntos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6. Vuelve a la “Ventana de Torneo”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7. Vuelve al CUS anteri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1</text:p>
          </table:table-cell>
          <table:table-cell office:value-type="string" table:style-name="ce3">
            <text:p>click(Ver Grupos y Punto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2</text:p>
          </table:table-cell>
          <table:table-cell office:value-type="string" table:style-name="ce3">
            <text:p>click(Nombr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3</text:p>
          </table:table-cell>
          <table:table-cell office:value-type="string" table:style-name="ce3">
            <text:p>click(OK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4</text:p>
          </table:table-cell>
          <table:table-cell office:value-type="string" table:style-name="ce3">
            <text:p>click(Salir)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04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table:style-name="ce1">
            <text:p>Defectos encontrado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esultados obtenido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1" table:number-rows-spanned="7" table:style-name="ce5">
            <text:p>Resultados esperados</text:p>
          </table:table-cell>
          <table:table-cell office:value-type="string" table:style-name="ce1">
            <text:p>1. Se muestra en la ventana el nombre de usuario y equipo (si existe).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2. Se muestra(n) en la ventana el nombre de el(los)contrincante(s) y la fecha de la siguiente partida a jugar (si existen).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3. Aparece la ventana “Grupos”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4. Se muestran en la ventana los nombres y puntos de los jugadores/equipos en el grupo A ordenados alfabéticamente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5. Los jugadores/equipos se ordenan de mayor a menor cantidad de puntos en el grupo.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6. Vuelve a la “Ventana de Torneo”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7. Vuelve al CUS anteri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1</text:p>
          </table:table-cell>
          <table:table-cell office:value-type="string" table:style-name="ce3">
            <text:p>click(Ver Grupos y Punto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2</text:p>
          </table:table-cell>
          <table:table-cell office:value-type="string" table:style-name="ce3">
            <text:p>click(Punto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3</text:p>
          </table:table-cell>
          <table:table-cell office:value-type="string" table:style-name="ce3">
            <text:p>click(OK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4</text:p>
          </table:table-cell>
          <table:table-cell office:value-type="string" table:style-name="ce3">
            <text:p>click(Salir)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05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table:style-name="ce1">
            <text:p>Defectos encontrado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esultados obtenido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1" table:number-rows-spanned="8" table:style-name="ce5">
            <text:p>Resultados esperados</text:p>
          </table:table-cell>
          <table:table-cell office:value-type="string" table:style-name="ce1">
            <text:p>1. Se muestra en la ventana el nombre de usuario y equipo (si existe).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2. Se muestra(n) en la ventana el nombre de el(los)contrincante(s) y la fecha de la siguiente partida a jugar (si existen).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3. Aparece la ventana “Grupos”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4. Se muestran en la ventana los nombres y puntos de los jugadores/equipos en el grupo A ordenados alfabéticamente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5. Los jugadores/equipos se ordenan de mayor a menor cantidad de puntos en el grupo.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6. Los jugadores/equipos se ordenan de menor a mayor cantidad de puntos en el grupo.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7. Vuelve a la “Ventana de Torneo”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8. Vuelve al CUS anteri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1</text:p>
          </table:table-cell>
          <table:table-cell office:value-type="string" table:style-name="ce3">
            <text:p>click(Ver Grupos y Punto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2</text:p>
          </table:table-cell>
          <table:table-cell office:value-type="string" table:style-name="ce3">
            <text:p>click(Punto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3</text:p>
          </table:table-cell>
          <table:table-cell office:value-type="string" table:style-name="ce3">
            <text:p>click(Punto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4</text:p>
          </table:table-cell>
          <table:table-cell office:value-type="string" table:style-name="ce3">
            <text:p>click(OK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5</text:p>
          </table:table-cell>
          <table:table-cell office:value-type="string" table:style-name="ce3">
            <text:p>click(Salir)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06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table:style-name="ce1">
            <text:p>Defectos encontrado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esultados obtenido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1" table:number-rows-spanned="7" table:style-name="ce5">
            <text:p>Resultados esperados</text:p>
          </table:table-cell>
          <table:table-cell office:value-type="string" table:style-name="ce1">
            <text:p>1. Se muestra en la ventana el nombre de usuario y equipo (si existe).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2. Se muestra(n) en la ventana el nombre de el(los)contrincante(s) y la fecha de la siguiente partida a jugar (si existen).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3. Aparece la ventana “Grupos”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4. Se muestran en la ventana los nombres y puntos de los jugadores/equipos en el grupo A ordenados alfabéticamente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5. Se muestran en la ventana los nombres y puntos de los jugadores/equipos en el grupo B ordenados alfabéticamente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4">
            <text:p><text:span text:style-name="T3">6. Vuelve a la<text:s/></text:span><text:span text:style-name="T4">“</text:span><text:span text:style-name="T3">Ventana de Torneo</text:span><text:span text:style-name="T4">”</text:span>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3">
            <text:p>7. Vuelve al CUS anteri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1</text:p>
          </table:table-cell>
          <table:table-cell office:value-type="string" table:style-name="ce3">
            <text:p>click(Ver Grupos y Punto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2</text:p>
          </table:table-cell>
          <table:table-cell office:value-type="string" table:style-name="ce3">
            <text:p>click(Grupo 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3</text:p>
          </table:table-cell>
          <table:table-cell office:value-type="string" table:style-name="ce3">
            <text:p>click(OK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4</text:p>
          </table:table-cell>
          <table:table-cell office:value-type="string" table:style-name="ce3">
            <text:p>click(Salir)</text:p>
          </table:table-cell>
          <table:table-cell table:number-columns-repeated="16382"/>
        </table:table-row>
        <table:table-row table:number-rows-repeated="1048489" table:style-name="ro2">
          <table:table-cell table:number-columns-repeated="16384"/>
        </table:table-row>
      </table:table>
      <table:table table:name="Configurar_partida_-_ESC01" table:style-name="ta1">
        <table:table-column table:style-name="co1" table:default-cell-style-name="ce1"/>
        <table:table-column table:style-name="co4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CP-01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table:style-name="ce1">
            <text:p>Defectos encontrado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esultados obtenidos</text:p>
          </table:table-cell>
          <table:table-cell table:number-columns-repeated="16383" table:style-name="ce1"/>
        </table:table-row>
        <table:table-row table:style-name="ro3">
          <table:table-cell office:value-type="string" table:number-columns-spanned="1" table:number-rows-spanned="5" table:style-name="ce5">
            <text:p>Resultados esperados</text:p>
          </table:table-cell>
          <table:table-cell office:value-type="string" table:style-name="ce6">
            <text:p>1. El combo box de jugadores por equipo contiene valores entre 1 y la función piso del número de jugadores divido entre 2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2. El combo box de colores por jugador contiene valores entre 1 y la función piso de 6 divido entre el número de jugadores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3. Aparece la ventana “Esperando Jugadores”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4. Se actualizan los contadores de número de jugadores presentes en un equipo y número de jugadores máximo en un equipo, dependiendo de las configuraciones anteriores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5. Un bot aparece en el equipo seleccionado e incrementa el contador de jugadores presentes en 1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 Escoge el tiempo máximo de turn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 Escoge el tiempo máximo de jueg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3</text:p>
          </table:table-cell>
          <table:table-cell office:value-type="string" table:style-name="ce1">
            <text:p>3. Elige si desea habilitar la captura de ficha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4</text:p>
          </table:table-cell>
          <table:table-cell office:value-type="string" table:style-name="ce1">
            <text:p>4. Escoge la cantidad de jugadore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5</text:p>
          </table:table-cell>
          <table:table-cell office:value-type="string" table:style-name="ce1">
            <text:p>5. Escoge la cantidad de jugadores por equip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6</text:p>
          </table:table-cell>
          <table:table-cell office:value-type="string" table:style-name="ce1">
            <text:p>6. Escoge la cantidad de colores por jugador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7</text:p>
          </table:table-cell>
          <table:table-cell office:value-type="string" table:style-name="ce1">
            <text:p>7. “OK”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8</text:p>
          </table:table-cell>
          <table:table-cell office:value-type="string" table:style-name="ce1">
            <text:p>8. Selecciona un equipo vací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9</text:p>
          </table:table-cell>
          <table:table-cell office:value-type="string" table:style-name="ce1">
            <text:p>9. “Agregar Bot”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02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table:style-name="ce1">
            <text:p>Defectos encontrado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esultados obtenidos</text:p>
          </table:table-cell>
          <table:table-cell table:number-columns-repeated="16383" table:style-name="ce1"/>
        </table:table-row>
        <table:table-row table:style-name="ro3">
          <table:table-cell office:value-type="string" table:number-columns-spanned="1" table:number-rows-spanned="6" table:style-name="ce5">
            <text:p>Resultados esperados</text:p>
          </table:table-cell>
          <table:table-cell office:value-type="string" table:style-name="ce6">
            <text:p>1. El combo box de jugadores por equipo contiene valores entre 1 y la función piso del número de jugadores divido entre 2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2. El combo box de colores por jugador contiene valores entre 1 y la función piso de 6 divido entre el número de jugadores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3. Aparece la ventana “Esperando Jugadores”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4. Se actualizan los contadores de número de jugadores presentes en un equipo y número de jugadores máximo en un equipo, dependiendo de las configuraciones anteriores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5. Aparecen los bots en el (los) equipo(s) elegido(s), incrementando el (los) contador(es) de número de jugadores presentes en el (los) equipo(s)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6. Desaparece un bot y decrementa el contador de número de jugadores presentes en el equip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 Escoge el tiempo máximo de turn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 Escoge el tiempo máximo de jueg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3</text:p>
          </table:table-cell>
          <table:table-cell office:value-type="string" table:style-name="ce1">
            <text:p>3. Elige si desea habilitar la captura de ficha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4</text:p>
          </table:table-cell>
          <table:table-cell office:value-type="string" table:style-name="ce1">
            <text:p>4. Escoge la cantidad de jugadore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5</text:p>
          </table:table-cell>
          <table:table-cell office:value-type="string" table:style-name="ce1">
            <text:p>5. Escoge la cantidad de jugadores por equip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6</text:p>
          </table:table-cell>
          <table:table-cell office:value-type="string" table:style-name="ce1">
            <text:p>6. Escoge la cantidad de colores por jugador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7</text:p>
          </table:table-cell>
          <table:table-cell office:value-type="string" table:style-name="ce1">
            <text:p>7. “OK”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8</text:p>
          </table:table-cell>
          <table:table-cell office:value-type="string" table:style-name="ce1">
            <text:p>8. Agrega bots en algunos de los equipo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9</text:p>
          </table:table-cell>
          <table:table-cell office:value-type="string" table:style-name="ce1">
            <text:p>9. Selecciona un equipo que tiene al menos un bot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0</text:p>
          </table:table-cell>
          <table:table-cell office:value-type="string" table:style-name="ce1">
            <text:p>10. “Quitar Bot”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03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table:style-name="ce1">
            <text:p>Defectos encontrado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esultados obtenidos</text:p>
          </table:table-cell>
          <table:table-cell table:number-columns-repeated="16383" table:style-name="ce1"/>
        </table:table-row>
        <table:table-row table:style-name="ro3">
          <table:table-cell office:value-type="string" table:number-columns-spanned="1" table:number-rows-spanned="5" table:style-name="ce5">
            <text:p>Resultados esperados</text:p>
          </table:table-cell>
          <table:table-cell office:value-type="string" table:style-name="ce6">
            <text:p>1. El combo box de jugadores por equipo contiene valores entre 1 y la función piso del número de jugadores divido entre 2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2. El combo box de colores por jugador contiene valores entre 1 y la función piso de 6 divido entre el número de jugadores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3. Aparece la ventana “Esperando Jugadores”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4. Se actualizan los contadores de número de jugadores presentes en un equipo y número de jugadores máximo en un equipo, dependiendo de las configuraciones anteriores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5. El jugador que fue invitado recibe una notificación con la información de la partida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 Escoge el tiempo máximo de turn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 Escoge el tiempo máximo de jueg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3</text:p>
          </table:table-cell>
          <table:table-cell office:value-type="string" table:style-name="ce1">
            <text:p>3. Elige si desea habilitar la captura de ficha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4</text:p>
          </table:table-cell>
          <table:table-cell office:value-type="string" table:style-name="ce1">
            <text:p>4. Escoge la cantidad de jugadore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5</text:p>
          </table:table-cell>
          <table:table-cell office:value-type="string" table:style-name="ce1">
            <text:p>5. Escoge la cantidad de jugadores por equip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6</text:p>
          </table:table-cell>
          <table:table-cell office:value-type="string" table:style-name="ce1">
            <text:p>6. Escoge la cantidad de colores por jugador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7</text:p>
          </table:table-cell>
          <table:table-cell office:value-type="string" table:style-name="ce1">
            <text:p>7. “OK”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8</text:p>
          </table:table-cell>
          <table:table-cell office:value-type="string" table:style-name="ce1">
            <text:p>8. “Invitar jugador” -&gt; Inserta nombre del jugador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7"/>
          <table:table-cell table:number-columns-repeated="16382"/>
        </table:table-row>
        <table:table-row table:style-name="ro1">
          <table:table-cell office:value-type="string" table:style-name="ce1">
            <text:p>CP-04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table:style-name="ce1">
            <text:p>Defectos encontrado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esultados obtenidos</text:p>
          </table:table-cell>
          <table:table-cell table:number-columns-repeated="16383" table:style-name="ce1"/>
        </table:table-row>
        <table:table-row table:style-name="ro3">
          <table:table-cell office:value-type="string" table:number-columns-spanned="1" table:number-rows-spanned="6" table:style-name="ce5">
            <text:p>Resultados esperados</text:p>
          </table:table-cell>
          <table:table-cell office:value-type="string" table:style-name="ce6">
            <text:p>1. El combo box de jugadores por equipo contiene valores entre 1 y la función piso del número de jugadores divido entre 2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2. El combo box de colores por jugador contiene valores entre 1 y la función piso de 6 divido entre el número de jugadores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3. Aparece la ventana “Esperando Jugadores”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4. Se actualizan los contadores de número de jugadores presentes en un equipo y número de jugadores máximo en un equipo, dependiendo de las configuraciones anteriores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5. El jugador que fue seleccionado desaparece del equipo y decrementa el contador de jugadores presentes en el equipo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6. El jugador que fue sacad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 Escoge el tiempo máximo de turn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 Escoge el tiempo máximo de jueg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3</text:p>
          </table:table-cell>
          <table:table-cell office:value-type="string" table:style-name="ce1">
            <text:p>3. Elige si desea habilitar la captura de ficha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4</text:p>
          </table:table-cell>
          <table:table-cell office:value-type="string" table:style-name="ce1">
            <text:p>4. Escoge la cantidad de jugadore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5</text:p>
          </table:table-cell>
          <table:table-cell office:value-type="string" table:style-name="ce1">
            <text:p>5. Escoge la cantidad de jugadores por equip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6</text:p>
          </table:table-cell>
          <table:table-cell office:value-type="string" table:style-name="ce1">
            <text:p>6. Escoge la cantidad de colores por jugador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7</text:p>
          </table:table-cell>
          <table:table-cell office:value-type="string" table:style-name="ce1">
            <text:p>7. “OK”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8</text:p>
          </table:table-cell>
          <table:table-cell office:value-type="string" table:style-name="ce1">
            <text:p>8. Selecciona un jugador humano diferente de si mism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9</text:p>
          </table:table-cell>
          <table:table-cell office:value-type="string" table:style-name="ce1">
            <text:p>9. “Sacar jugador”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05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table:style-name="ce1">
            <text:p>Defectos encontrado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esultados obtenidos</text:p>
          </table:table-cell>
          <table:table-cell table:number-columns-repeated="16383" table:style-name="ce1"/>
        </table:table-row>
        <table:table-row table:style-name="ro3">
          <table:table-cell office:value-type="string" table:number-columns-spanned="1" table:number-rows-spanned="5" table:style-name="ce5">
            <text:p>Resultados esperados</text:p>
          </table:table-cell>
          <table:table-cell office:value-type="string" table:style-name="ce6">
            <text:p>1. El combo box de jugadores por equipo contiene valores entre 1 y la función piso del número de jugadores divido entre 2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2. El combo box de colores por jugador contiene valores entre 1 y la función piso de 6 divido entre el número de jugadores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3. Aparece la ventana “Esperando Jugadores”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4. Se actualizan los contadores de número de jugadores presentes en un equipo y número de jugadores máximo en un equipo, dependiendo de las configuraciones anteriores.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5. Sigue en el CUS “Jugar Partida”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 Escoge el tiempo máximo de turn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 Escoge el tiempo máximo de jueg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3</text:p>
          </table:table-cell>
          <table:table-cell office:value-type="string" table:style-name="ce1">
            <text:p>3. Elige si desea habilitar la captura de ficha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4</text:p>
          </table:table-cell>
          <table:table-cell office:value-type="string" table:style-name="ce1">
            <text:p>4. Escoge la cantidad de jugadore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5</text:p>
          </table:table-cell>
          <table:table-cell office:value-type="string" table:style-name="ce1">
            <text:p>5. Escoge la cantidad de jugadores por equip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6</text:p>
          </table:table-cell>
          <table:table-cell office:value-type="string" table:style-name="ce1">
            <text:p>6. Escoge la cantidad de colores por jugador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7</text:p>
          </table:table-cell>
          <table:table-cell office:value-type="string" table:style-name="ce1">
            <text:p>7. “OK”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8</text:p>
          </table:table-cell>
          <table:table-cell office:value-type="string" table:style-name="ce1">
            <text:p>8. Espera a que se llenen todos los equipo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9</text:p>
          </table:table-cell>
          <table:table-cell office:value-type="string" table:style-name="ce1">
            <text:p>9. “Comenzar partida”</text:p>
          </table:table-cell>
          <table:table-cell table:number-columns-repeated="16382"/>
        </table:table-row>
        <table:table-row table:number-rows-repeated="1048485" table:style-name="ro2">
          <table:table-cell table:number-columns-repeated="16384"/>
        </table:table-row>
      </table:table>
      <table:table table:name="Configurar_torneo-_ESC01" table:style-name="ta2">
        <table:table-column table:style-name="co1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CP-01</text:p>
          </table:table-cell>
          <table:table-cell table:style-name="ce2"/>
          <table:table-cell table:number-columns-repeated="16382"/>
        </table:table-row>
        <table:table-row table:style-name="ro3">
          <table:table-cell office:value-type="string" table:style-name="ce1">
            <text:p>Defectos encontrados</text:p>
          </table:table-cell>
          <table:table-cell office:value-type="string" table:style-name="ce8">
            <text:p>Ningun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Resultados obtenidos</text:p>
          </table:table-cell>
          <table:table-cell office:value-type="string" table:style-name="ce8">
            <text:p>Aparece la siguiente página para insertar las fechas de las partidas, con la cantidad adecuada de partidas y fases.</text:p>
          </table:table-cell>
          <table:table-cell table:number-columns-repeated="16382"/>
        </table:table-row>
        <table:table-row table:style-name="ro3">
          <table:table-cell office:value-type="string" table:number-columns-spanned="1" table:number-rows-spanned="3" table:style-name="ce5">
            <text:p>Resultados esperados</text:p>
          </table:table-cell>
          <table:table-cell office:value-type="string" table:style-name="ce6">
            <text:p>1. Aparece la ventana “Especificar fechas del torneo”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2. Aparece una cantidad de tabs igual al log<text:span text:style-name="T6">2<text:s/></text:span>del número de jugadores/equipos, con los nombres en orden de prioridad: Final, Semifinal, Cuartos de Final, 8’ y 16’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3. El tab final contiene 1 partida, el tab semifinal contiene 2 partidas, si existe el tab cuartos de final contiene 4 partidas, si existe el tab 8’ contiene 8 partidas y si existe el tab 16’ contiene 16 partida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 Escribe el nombre del torne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 Escoge una cantidad de participantes/equipo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3</text:p>
          </table:table-cell>
          <table:table-cell office:value-type="string" table:style-name="ce1">
            <text:p>3. Escoge “Eliminatoria simple”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4</text:p>
          </table:table-cell>
          <table:table-cell office:value-type="string" table:style-name="ce1">
            <text:p>4. Escoge el tiempo máximo de turn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5</text:p>
          </table:table-cell>
          <table:table-cell office:value-type="string" table:style-name="ce1">
            <text:p>5. Escoge el tiempo máximo de jueg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6</text:p>
          </table:table-cell>
          <table:table-cell office:value-type="string" table:style-name="ce1">
            <text:p>6. Decide si se permite la captura de ficha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7</text:p>
          </table:table-cell>
          <table:table-cell office:value-type="string" table:style-name="ce1">
            <text:p>7. “Siguiente”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7"/>
          <table:table-cell table:number-columns-repeated="16382"/>
        </table:table-row>
        <table:table-row table:style-name="ro1">
          <table:table-cell office:value-type="string" table:style-name="ce1">
            <text:p>CP-02</text:p>
          </table:table-cell>
          <table:table-cell table:style-name="ce2"/>
          <table:table-cell table:number-columns-repeated="16382"/>
        </table:table-row>
        <table:table-row table:style-name="ro3">
          <table:table-cell office:value-type="string" table:style-name="ce1">
            <text:p>Defectos encontrados</text:p>
          </table:table-cell>
          <table:table-cell office:value-type="string" table:style-name="ce8">
            <text:p>Ningun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Resultados obtenidos</text:p>
          </table:table-cell>
          <table:table-cell office:value-type="string" table:style-name="ce8">
            <text:p>Aparece la siguiente página para insertar las fechas de las partidas, con la cantidad adecuada de partidas y fases ( 2 partidas por cada fase).</text:p>
          </table:table-cell>
          <table:table-cell table:number-columns-repeated="16382"/>
        </table:table-row>
        <table:table-row table:style-name="ro3">
          <table:table-cell office:value-type="string" table:number-columns-spanned="1" table:number-rows-spanned="3" table:style-name="ce5">
            <text:p>Resultados esperados</text:p>
          </table:table-cell>
          <table:table-cell office:value-type="string" table:style-name="ce6">
            <text:p>1. Aparece la ventana “Especificar fechas del torneo”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2. Aparece una cantidad de tabs igual al log<text:span text:style-name="T6">2<text:s/></text:span>del número de jugadores/equipos, con los nombres en orden de prioridad: Final, Semifinal, Cuartos de Final, 8’ y 16’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3. El tab final contiene 1 partida, el tab semifinal contiene 4 partidas, si existe el tab cuartos de final contiene 8 partidas, si existe el tab 8’ contiene 16 partidas y si existe el tab 16’ contiene 32 partida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 Escribe el nombre del torne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 Escoge una cantidad de participantes/equipo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3</text:p>
          </table:table-cell>
          <table:table-cell office:value-type="string" table:style-name="ce1">
            <text:p>3. Escoge “Eliminatoria simple”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4</text:p>
          </table:table-cell>
          <table:table-cell office:value-type="string" table:style-name="ce1">
            <text:p>4. Selecciona la casilla de ida y vuelta en eliminatoria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5</text:p>
          </table:table-cell>
          <table:table-cell office:value-type="string" table:style-name="ce1">
            <text:p>5. Escoge el tiempo máximo de turn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6</text:p>
          </table:table-cell>
          <table:table-cell office:value-type="string" table:style-name="ce1">
            <text:p>6. Escoge el tiempo máximo de jueg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7</text:p>
          </table:table-cell>
          <table:table-cell office:value-type="string" table:style-name="ce1">
            <text:p>7. Decide si se permite la captura de ficha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8</text:p>
          </table:table-cell>
          <table:table-cell office:value-type="string" table:style-name="ce1">
            <text:p>8. “Siguiente”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03</text:p>
          </table:table-cell>
          <table:table-cell table:style-name="ce2"/>
          <table:table-cell table:number-columns-repeated="16382"/>
        </table:table-row>
        <table:table-row table:style-name="ro3">
          <table:table-cell office:value-type="string" table:style-name="ce1">
            <text:p>Defectos encontrados</text:p>
          </table:table-cell>
          <table:table-cell office:value-type="string" table:style-name="ce8">
            <text:p>Ningun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Resultados obtenidos</text:p>
          </table:table-cell>
          <table:table-cell office:value-type="string" table:style-name="ce8">
            <text:p>Aparece la siguiente página para insertar las fechas de las partidas, con la cantidad adecuada de partidas y fases, incluyendo la fase de grupos.</text:p>
          </table:table-cell>
          <table:table-cell table:number-columns-repeated="16382"/>
        </table:table-row>
        <table:table-row table:style-name="ro3">
          <table:table-cell office:value-type="string" table:number-columns-spanned="1" table:number-rows-spanned="4" table:style-name="ce5">
            <text:p>Resultados esperados</text:p>
          </table:table-cell>
          <table:table-cell office:value-type="string" table:style-name="ce6">
            <text:p>1. Aparece la ventana “Especificar fechas del torneo”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2. Aparece una cantidad de tabs igual a log<text:span text:style-name="T6">2<text:s/></text:span>del número de grupos, más 1, con los nombres en orden de prioridad: Final, Semifinal, Cuartos de Final, 8’ y 16’, más un tab de grupos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3. El tab final contiene 1 partida, el tab semifinal contiene 2 partidas, si existe el tab cuartos de final contiene 4 partidas, si existe el tab 8’ contiene 8 partidas y si existe el tab 16’contiene 16 partidas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4. El tab de grupos contiene la sumatoria de 1 hasta el número de participantes/equipos por grup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1</text:p>
          </table:table-cell>
          <table:table-cell office:value-type="string" table:style-name="ce7">
            <text:p>1. Escribe el nombre del torne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 Escoge una cantidad de participantes/equipo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3</text:p>
          </table:table-cell>
          <table:table-cell office:value-type="string" table:style-name="ce1">
            <text:p>3. Escoge “Grupos y Eliminatoria”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4</text:p>
          </table:table-cell>
          <table:table-cell office:value-type="string" table:style-name="ce1">
            <text:p>4. Escoge el tiempo máximo de turn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5</text:p>
          </table:table-cell>
          <table:table-cell office:value-type="string" table:style-name="ce1">
            <text:p>5. Escoge el tiempo máximo de jueg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6</text:p>
          </table:table-cell>
          <table:table-cell office:value-type="string" table:style-name="ce1">
            <text:p>6. Decide si se permite la captura de ficha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7</text:p>
          </table:table-cell>
          <table:table-cell office:value-type="string" table:style-name="ce1">
            <text:p>7. “Siguiente”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04</text:p>
          </table:table-cell>
          <table:table-cell table:style-name="ce2"/>
          <table:table-cell table:number-columns-repeated="16382"/>
        </table:table-row>
        <table:table-row table:style-name="ro3">
          <table:table-cell office:value-type="string" table:style-name="ce1">
            <text:p>Defectos encontrados</text:p>
          </table:table-cell>
          <table:table-cell office:value-type="string" table:style-name="ce8">
            <text:p>Ningun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Resultados obtenidos</text:p>
          </table:table-cell>
          <table:table-cell office:value-type="string" table:style-name="ce8">
            <text:p>Aparece la siguiente página para insertar las fechas de las partidas, con la cantidad adecuada de partidas y fases, incluyendo la fase de grupos (2 partidas por cada fase de eliminatoria).</text:p>
          </table:table-cell>
          <table:table-cell table:number-columns-repeated="16382"/>
        </table:table-row>
        <table:table-row table:style-name="ro3">
          <table:table-cell office:value-type="string" table:number-columns-spanned="1" table:number-rows-spanned="4" table:style-name="ce5">
            <text:p>Resultados esperados</text:p>
          </table:table-cell>
          <table:table-cell office:value-type="string" table:style-name="ce6">
            <text:p>1. Aparece la ventana “Especificar fechas del torneo”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2. Aparece una cantidad de tabs igual a log<text:span text:style-name="T6">2<text:s/></text:span>del número de grupos, más 1, con los nombres en orden de prioridad: Final, Semifinal, Cuartos de Final, 8’ y 16’, más un tab de grupos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3. El tab final contiene 1 partida, el tab semifinal contiene 4 partidas, si existe el tab cuartos de final contiene 8 partidas, si existe el tab 8’ contiene 16 partidas y si existe el tab 16’contiene 32 partidas. Para las cuales la mitad de las partidas son “repetidas” a excepción del tab final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4. El tab de grupos contiene la sumatoria de 1 hasta el número de participantes/equipos por grupo menos 1, multiplicada por el número de grupo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 Escribe el nombre del torne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 Escoge una cantidad de participantes/equipo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3</text:p>
          </table:table-cell>
          <table:table-cell office:value-type="string" table:style-name="ce1">
            <text:p>3. Escoge “Grupos y Eliminatoria”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4</text:p>
          </table:table-cell>
          <table:table-cell office:value-type="string" table:style-name="ce1">
            <text:p>4. Selecciona la casilla de ida y vuelta en eliminatoria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5</text:p>
          </table:table-cell>
          <table:table-cell office:value-type="string" table:style-name="ce1">
            <text:p>5. Escoge el tiempo máximo de turn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6</text:p>
          </table:table-cell>
          <table:table-cell office:value-type="string" table:style-name="ce1">
            <text:p>6. Escoge el tiempo máximo de jueg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7</text:p>
          </table:table-cell>
          <table:table-cell office:value-type="string" table:style-name="ce1">
            <text:p>7. Decide si se permite la captura de ficha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8</text:p>
          </table:table-cell>
          <table:table-cell office:value-type="string" table:style-name="ce1">
            <text:p>8. “Siguiente”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5</text:p>
          </table:table-cell>
          <table:table-cell office:value-type="string" table:style-name="ce2">
            <text:p>Precondiciónes Adicionales: Está en la ventana "Especificar Fechas del torneo"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fectos encontrados</text:p>
          </table:table-cell>
          <table:table-cell office:value-type="string" table:style-name="ce8">
            <text:p>Ningun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Resultados obtenidos</text:p>
          </table:table-cell>
          <table:table-cell office:value-type="string" table:style-name="ce8">
            <text:p>La base de datos se actualiza correctamente con toda la información de grupos de dependencia de fases, aparece la información del torneo correctamente.</text:p>
          </table:table-cell>
          <table:table-cell table:number-columns-repeated="16382"/>
        </table:table-row>
        <table:table-row table:style-name="ro3">
          <table:table-cell office:value-type="string" table:number-columns-spanned="1" table:number-rows-spanned="4" table:style-name="ce5">
            <text:p>Resultados esperados</text:p>
          </table:table-cell>
          <table:table-cell office:value-type="string" table:style-name="ce6">
            <text:p>1. La configuración del torneo y las fechas quedan registradas en la base de datos, para generar las partidas del torneo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2. El torneo queda registrado en la lista de torneos abiertos para que los jugadores se puedan inscribir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3. Aparece la ventana “Información del torneo” con los datos del torneo</text:p>
          </table:table-cell>
          <table:table-cell table:number-columns-repeated="16382"/>
        </table:table-row>
        <table:table-row table:style-name="ro4">
          <table:covered-table-cell/>
          <table:table-cell office:value-type="string" table:style-name="ce6">
            <text:p>4. Vuelve al CUS “Elegir modo de juego”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 Llena todas las fechas de las partidas en el torneo con fechas cronológicamente correcta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 “Terminado”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3</text:p>
          </table:table-cell>
          <table:table-cell office:value-type="string" table:style-name="ce1">
            <text:p>3. “Ok”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06</text:p>
          </table:table-cell>
          <table:table-cell table:style-name="ce2"/>
          <table:table-cell table:number-columns-repeated="16382"/>
        </table:table-row>
        <table:table-row table:style-name="ro3">
          <table:table-cell office:value-type="string" table:style-name="ce1">
            <text:p>Defectos encontrados</text:p>
          </table:table-cell>
          <table:table-cell office:value-type="string" table:style-name="ce8">
            <text:p>Ningun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Resultados obtenidos</text:p>
          </table:table-cell>
          <table:table-cell office:value-type="string" table:style-name="ce8">
            <text:p>El sistema envia un mensaje indicando que faltan campos por llenar y no se ve afectada la base de datos.</text:p>
          </table:table-cell>
          <table:table-cell table:number-columns-repeated="16382"/>
        </table:table-row>
        <table:table-row table:style-name="ro3">
          <table:table-cell office:value-type="string" table:number-columns-spanned="1" table:number-rows-spanned="2" table:style-name="ce5">
            <text:p>Resultados esperados</text:p>
          </table:table-cell>
          <table:table-cell office:value-type="string" table:style-name="ce6">
            <text:p>1.El sistema avisa que no ha escrito el nombre del torneo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2. La base de datos no resulta afectada.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Ent-1</text:p>
          </table:table-cell>
          <table:table-cell office:value-type="string" table:style-name="ce1">
            <text:p>1.<text:s/><text:span text:style-name="T7">NO</text:span><text:s/>Escribe el nombre del torne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 Escoge una cantidad de participantes/equipo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3</text:p>
          </table:table-cell>
          <table:table-cell office:value-type="string" table:style-name="ce1">
            <text:p>3. Escoge “Eliminatoria simple”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4</text:p>
          </table:table-cell>
          <table:table-cell office:value-type="string" table:style-name="ce1">
            <text:p>4. Escoge el tiempo máximo de turn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5</text:p>
          </table:table-cell>
          <table:table-cell office:value-type="string" table:style-name="ce1">
            <text:p>5. Escoge el tiempo máximo de jueg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6</text:p>
          </table:table-cell>
          <table:table-cell office:value-type="string" table:style-name="ce1">
            <text:p>6. Decide si se permite la captura de ficha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7</text:p>
          </table:table-cell>
          <table:table-cell office:value-type="string" table:style-name="ce1">
            <text:p>7. “Siguiente”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07</text:p>
          </table:table-cell>
          <table:table-cell table:style-name="ce2"/>
          <table:table-cell table:number-columns-repeated="16382"/>
        </table:table-row>
        <table:table-row table:style-name="ro3">
          <table:table-cell office:value-type="string" table:style-name="ce1">
            <text:p>Defectos encontrados</text:p>
          </table:table-cell>
          <table:table-cell office:value-type="string" table:style-name="ce8">
            <text:p>Ningun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Resultados obtenidos</text:p>
          </table:table-cell>
          <table:table-cell office:value-type="string" table:style-name="ce8">
            <text:p>El sistema escribe un mensaje indicando que ya existe un torneo con el nombre elegido y no se ve afectada la base de datos.</text:p>
          </table:table-cell>
          <table:table-cell table:number-columns-repeated="16382"/>
        </table:table-row>
        <table:table-row table:style-name="ro3">
          <table:table-cell office:value-type="string" table:number-columns-spanned="1" table:number-rows-spanned="2" table:style-name="ce5">
            <text:p>Resultados esperados</text:p>
          </table:table-cell>
          <table:table-cell office:value-type="string" table:style-name="ce6">
            <text:p>1.El sistema avisa que ya existe un torneo con un nombre idéntico al elegido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2. La base de datos no resulta afectada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 Escribe el nombre del torneo identico al nombre de un torneo existente en la base de dato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 Escoge una cantidad de participantes/equipo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3</text:p>
          </table:table-cell>
          <table:table-cell office:value-type="string" table:style-name="ce1">
            <text:p>3. Escoge “Eliminatoria simple”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4</text:p>
          </table:table-cell>
          <table:table-cell office:value-type="string" table:style-name="ce1">
            <text:p>4. Escoge el tiempo máximo de turn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5</text:p>
          </table:table-cell>
          <table:table-cell office:value-type="string" table:style-name="ce1">
            <text:p>5. Escoge el tiempo máximo de jueg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6</text:p>
          </table:table-cell>
          <table:table-cell office:value-type="string" table:style-name="ce1">
            <text:p>6. Decide si se permite la captura de ficha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7</text:p>
          </table:table-cell>
          <table:table-cell office:value-type="string" table:style-name="ce1">
            <text:p>7. “Siguiente”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8</text:p>
          </table:table-cell>
          <table:table-cell office:value-type="string" table:style-name="ce2">
            <text:p>Precondiciónes Adicionales: Está en la ventana "Especificar Fechas del torneo"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fectos encontrados</text:p>
          </table:table-cell>
          <table:table-cell office:value-type="string" table:style-name="ce8">
            <text:p>Ningun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Resultados obtenidos</text:p>
          </table:table-cell>
          <table:table-cell office:value-type="string" table:style-name="ce8">
            <text:p>El sistema escribe un error indicando que hay un conflicto de fechas y no se ve afectada la base de datos.</text:p>
          </table:table-cell>
          <table:table-cell table:number-columns-repeated="16382"/>
        </table:table-row>
        <table:table-row table:style-name="ro3">
          <table:table-cell office:value-type="string" table:number-columns-spanned="1" table:number-rows-spanned="2" table:style-name="ce5">
            <text:p>Resultados esperados</text:p>
          </table:table-cell>
          <table:table-cell office:value-type="string" table:style-name="ce6">
            <text:p>1.El sistema avisa que el orden de las fechas es incorrecto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2. La base de datos no resulta afectada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 Llena todas las fechas de las partidas en el torneo con al menos una fecha de una fase posterior anterior a al menos una fecha de una fase anterior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 “Terminado”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9</text:p>
          </table:table-cell>
          <table:table-cell office:value-type="string" table:style-name="ce2">
            <text:p>Precondiciónes Adicionales: Está en la ventana "Especificar Fechas del torneo" y el torneo tiene grupo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fectos encontrados</text:p>
          </table:table-cell>
          <table:table-cell office:value-type="string" table:style-name="ce8">
            <text:p>Ningun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Resultados obtenidos</text:p>
          </table:table-cell>
          <table:table-cell office:value-type="string" table:style-name="ce8">
            <text:p>El sistema escribe un error indicando que hay un conflicto de fechas y no se ve afectada la base de datos.</text:p>
          </table:table-cell>
          <table:table-cell table:number-columns-repeated="16382"/>
        </table:table-row>
        <table:table-row table:style-name="ro3">
          <table:table-cell office:value-type="string" table:number-columns-spanned="1" table:number-rows-spanned="2" table:style-name="ce5">
            <text:p>Resultados esperados</text:p>
          </table:table-cell>
          <table:table-cell office:value-type="string" table:style-name="ce6">
            <text:p>1.El sistema avisa que el orden de las fechas es incorrecto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2. La base de datos no resulta afectada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 Llena todas las fechas de las partidas en el torneo con al menos una fecha de una partida de un segundo contrincante anterior a la fecha de una partida de un primer contrincante del mismo grup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 “Terminado”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10</text:p>
          </table:table-cell>
          <table:table-cell office:value-type="string" table:style-name="ce2">
            <text:p>Precondiciónes Adicionales: Está en la ventana "Especificar Fechas del torneo"<text:s/>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fectos encontrados</text:p>
          </table:table-cell>
          <table:table-cell office:value-type="string" table:style-name="ce8">
            <text:p>Ningun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Resultados obtenidos</text:p>
          </table:table-cell>
          <table:table-cell office:value-type="string" table:style-name="ce8">
            <text:p>El sistema no deja al usuario avanzar a la siguiente página y no se ve afectada la base de datos.</text:p>
          </table:table-cell>
          <table:table-cell table:number-columns-repeated="16382"/>
        </table:table-row>
        <table:table-row table:style-name="ro3">
          <table:table-cell office:value-type="string" table:number-columns-spanned="1" table:number-rows-spanned="2" table:style-name="ce5">
            <text:p>Resultados esperados</text:p>
          </table:table-cell>
          <table:table-cell office:value-type="string" table:style-name="ce6">
            <text:p>1.El sistema avisa que el orden de las fechas es incorrecto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2. La base de datos no resulta afectada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 Deja al menos una fecha sin llenar completamente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 “Terminado”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11</text:p>
          </table:table-cell>
          <table:table-cell office:value-type="string" table:style-name="ce2">
            <text:p>Precondiciónes Adicionales: Está en la ventana "Especificar Fechas del torneo" el torneo tiene grupo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fectos encontrados</text:p>
          </table:table-cell>
          <table:table-cell office:value-type="string" table:style-name="ce8">
            <text:p>Ningun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Resultados obtenidos</text:p>
          </table:table-cell>
          <table:table-cell office:value-type="string" table:style-name="ce8">
            <text:p>El sistema envia un mensaje indicando que faltan campos por llenar y no se ve afectada la base de datos.</text:p>
          </table:table-cell>
          <table:table-cell table:number-columns-repeated="16382"/>
        </table:table-row>
        <table:table-row table:style-name="ro3">
          <table:table-cell office:value-type="string" table:number-columns-spanned="1" table:number-rows-spanned="2" table:style-name="ce5">
            <text:p>Resultados esperados</text:p>
          </table:table-cell>
          <table:table-cell office:value-type="string" table:style-name="ce6">
            <text:p>1.El sistema avisa que el orden de las fechas es incorrecto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2. La base de datos no resulta afectada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 Deja al menos una fecha sin llenar ningun dat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 “Terminado”</text:p>
          </table:table-cell>
          <table:table-cell table:number-columns-repeated="16382"/>
        </table:table-row>
        <table:table-row table:number-rows-repeated="1048448" table:style-name="ro2">
          <table:table-cell table:number-columns-repeated="16384"/>
        </table:table-row>
      </table:table>
      <table:table table:name="Jugar_partida_-_ESC01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CP-01</text:p>
          </table:table-cell>
          <table:table-cell office:value-type="string" table:style-name="ce2">
            <text:p>Precondiciones adicionales: Es el turno del jugador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fectos encontrados</text:p>
          </table:table-cell>
          <table:table-cell office:value-type="string" table:style-name="ce8">
            <text:p>No se resaltan las fichas propias al elegirla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Resultados obtenidos</text:p>
          </table:table-cell>
          <table:table-cell office:value-type="string" table:style-name="ce8">
            <text:p>Todo los demas excepto lo anterior funciona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6" table:style-name="ce5">
            <text:p>Resultados esperados</text:p>
          </table:table-cell>
          <table:table-cell office:value-type="string" table:style-name="ce9">
            <text:p>1. Se selecciona la ficha elegida (se nota por un circulo de diferente color alrededor de la ficha)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2. Se selecciona la otra ficha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3. Se pierde la selección de ficha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4. Se selecciona otra ficha de nuevo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5. No pasa nada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6. Se pierde la selección de fich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click(Cualquier ficha propia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click(Cualquier ficha propia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3</text:p>
          </table:table-cell>
          <table:table-cell office:value-type="string" table:style-name="ce1">
            <text:p>3.click(Cualquier ficha ajena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4</text:p>
          </table:table-cell>
          <table:table-cell office:value-type="string" table:style-name="ce1">
            <text:p>4.click(Cualquier ficha propia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5</text:p>
          </table:table-cell>
          <table:table-cell office:value-type="string" table:style-name="ce1">
            <text:p>5.click(Cualquier casilla no adyacente a una ficha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6</text:p>
          </table:table-cell>
          <table:table-cell office:value-type="string" table:style-name="ce1">
            <text:p>6.click(Cualquier lugar fuera del tablero que no sea un botón)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02</text:p>
          </table:table-cell>
          <table:table-cell office:value-type="string" table:style-name="ce2">
            <text:p>Precondiciones adicionales: Es el turno del jugador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fectos encontrados</text:p>
          </table:table-cell>
          <table:table-cell office:value-type="string" table:style-name="ce8">
            <text:p>Ningun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Resultados obtenidos</text:p>
          </table:table-cell>
          <table:table-cell office:value-type="string" table:style-name="ce8">
            <text:p>La ficha se mueve a la siguiente casilla y termina el turno del jugador.</text:p>
          </table:table-cell>
          <table:table-cell table:number-columns-repeated="16382"/>
        </table:table-row>
        <table:table-row table:style-name="ro2">
          <table:table-cell office:value-type="string" table:number-columns-spanned="1" table:number-rows-spanned="3" table:style-name="ce5">
            <text:p>Resultados esperados</text:p>
          </table:table-cell>
          <table:table-cell office:value-type="string" table:style-name="ce1">
            <text:p>1. Se selecciona la ficha elegida.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2. Se ve la animación de la ficha moviéndose a la casilla seleccionada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3. Termina el turno del jugador, le toca mover al siguiente jugado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click(Cualquier ficha propia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click(Cualquier casilla vacía adyacente a la ficha seleccionada)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03</text:p>
          </table:table-cell>
          <table:table-cell office:value-type="string" table:style-name="ce2">
            <text:p>Precondiciones adicionales: Es el turno del jugador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fectos encontrados</text:p>
          </table:table-cell>
          <table:table-cell office:value-type="string" table:style-name="ce8">
            <text:p>Ningun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Resultados obtenidos</text:p>
          </table:table-cell>
          <table:table-cell office:value-type="string" table:style-name="ce8">
            <text:p>La ficha se mueve sobre la otra ficha hasta la siguiente casilla y aun sigue siendo el turno del jugador.</text:p>
          </table:table-cell>
          <table:table-cell table:number-columns-repeated="16382"/>
        </table:table-row>
        <table:table-row table:style-name="ro2">
          <table:table-cell office:value-type="string" table:number-columns-spanned="1" table:number-rows-spanned="3" table:style-name="ce5">
            <text:p>Resultados esperados</text:p>
          </table:table-cell>
          <table:table-cell office:value-type="string" table:style-name="ce1">
            <text:p>1. Se selecciona la ficha elegida.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2. Se ve la animación de la ficha moviéndose a la casilla detras de la ficha seleccionada pasando por encima de la ficha adyacente.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3. No termina el turno del jugado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click(Cualquier ficha propia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click(Cualquier ficha adyacente que tenga una casilla vacía detrás en la dirección del movimiento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04</text:p>
          </table:table-cell>
          <table:table-cell office:value-type="string" table:style-name="ce2">
            <text:p>Precondiciones adicionales: Es el turno del jugador y ya ha saltado sobre una ficha.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fectos encontrados</text:p>
          </table:table-cell>
          <table:table-cell office:value-type="string" table:style-name="ce8">
            <text:p>Ningun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Resultados obtenidos</text:p>
          </table:table-cell>
          <table:table-cell office:value-type="string" table:style-name="ce8">
            <text:p>El jugador termina su turno y le toca mover al siguiente jugador</text:p>
          </table:table-cell>
          <table:table-cell table:number-columns-repeated="16382"/>
        </table:table-row>
        <table:table-row table:style-name="ro2">
          <table:table-cell office:value-type="string" table:number-columns-spanned="1" table:number-rows-spanned="2" table:style-name="ce5">
            <text:p>Resultados esperados</text:p>
          </table:table-cell>
          <table:table-cell office:value-type="string" table:style-name="ce1">
            <text:p>1. Se selecciona la ficha elegida.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2. Termina el turno del jugador, le toca mover al siguiente jugado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click(Cualquier ficha propia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intenta cualquier movimiento inválido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05</text:p>
          </table:table-cell>
          <table:table-cell office:value-type="string" table:style-name="ce2">
            <text:p>Precondiciones adicionales: Es el turno del jugador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fectos encontrados</text:p>
          </table:table-cell>
          <table:table-cell office:value-type="string" table:style-name="ce8">
            <text:p>No hay tiempo de turn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Resultados obtenidos</text:p>
          </table:table-cell>
          <table:table-cell office:value-type="string" table:style-name="ce8">
            <text:p>No hay tiempo de turno</text:p>
          </table:table-cell>
          <table:table-cell table:number-columns-repeated="16382"/>
        </table:table-row>
        <table:table-row table:style-name="ro2">
          <table:table-cell office:value-type="string" table:number-columns-spanned="1" table:number-rows-spanned="2" table:style-name="ce5">
            <text:p>Resultados esperados</text:p>
          </table:table-cell>
          <table:table-cell office:value-type="string" table:style-name="ce1">
            <text:p>1. Se selecciona la ficha elegida.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3. Termina el turno del jugador, le toca mover al siguiente jugado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 El jugador no termina su turno y se acaba el tiempo de turno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06</text:p>
          </table:table-cell>
          <table:table-cell office:value-type="string" table:style-name="ce2">
            <text:p>Precondiciones adicionales: Se esta jugando solo contra bot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fectos encontrados</text:p>
          </table:table-cell>
          <table:table-cell office:value-type="string" table:style-name="ce10">
            <text:p>No se puede salir del jueg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Resultados obtenidos</text:p>
          </table:table-cell>
          <table:table-cell office:value-type="string" table:style-name="ce10">
            <text:p>No se puede salir del juego</text:p>
          </table:table-cell>
          <table:table-cell table:number-columns-repeated="16382"/>
        </table:table-row>
        <table:table-row table:style-name="ro2">
          <table:table-cell office:value-type="string" table:number-columns-spanned="1" table:number-rows-spanned="2" table:style-name="ce5">
            <text:p>Resultados esperados</text:p>
          </table:table-cell>
          <table:table-cell office:value-type="string" table:style-name="ce1">
            <text:p>1. Aparece una ventana de confirmación.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2. Vuelve al CUS anterio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click(Salir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click(OK)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07</text:p>
          </table:table-cell>
          <table:table-cell office:value-type="string" table:style-name="ce2">
            <text:p>Precondiciones adicionales: Se esta jugando contra al menos un humano.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fectos encontrados</text:p>
          </table:table-cell>
          <table:table-cell office:value-type="string" table:style-name="ce10">
            <text:p>No se puede salir del jueg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Resultados obtenidos</text:p>
          </table:table-cell>
          <table:table-cell office:value-type="string" table:style-name="ce10">
            <text:p>No se puede salir del juego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2" table:style-name="ce5">
            <text:p>Resultados esperados</text:p>
          </table:table-cell>
          <table:table-cell office:value-type="string" table:style-name="ce9">
            <text:p>1. Aparece una ventana de confirmación, con una advertencia de que no va a poder jugar otra partida contra humanos por 10 minutos y que perdería la partida con 0 puntos.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2. Vuelve al CUS anterio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click(Salir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click(OK)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08</text:p>
          </table:table-cell>
          <table:table-cell office:value-type="string" table:style-name="ce2">
            <text:p>Precondiciones adicionales: Se esta jugando solo contra bot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fectos encontrados</text:p>
          </table:table-cell>
          <table:table-cell office:value-type="string" table:style-name="ce10">
            <text:p>No se puede suspender el jueg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Resultados obtenidos</text:p>
          </table:table-cell>
          <table:table-cell office:value-type="string" table:style-name="ce10">
            <text:p>No se puede suspender el juego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4" table:style-name="ce5">
            <text:p>Resultados esperados</text:p>
          </table:table-cell>
          <table:table-cell office:value-type="string" table:style-name="ce9">
            <text:p>1. Aparece la ventana “Opciones”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2. Aparece una ventana de confirmación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3. Los datos del estado y configuración de la partida quedan guardados, para que el jugador pueda reanudarla en otro momento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4. Vuelve al CUS anterio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click(Opciones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click(Suspender Partida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3</text:p>
          </table:table-cell>
          <table:table-cell office:value-type="string" table:style-name="ce1">
            <text:p>3.click(OK)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09</text:p>
          </table:table-cell>
          <table:table-cell office:value-type="string" table:style-name="ce2">
            <text:p>Precondiciones adicionales: Se esta jugandocontra al menos un humano.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fectos encontrados</text:p>
          </table:table-cell>
          <table:table-cell office:value-type="string" table:style-name="ce10">
            <text:p>No se puede suspender el jueg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Resultados obtenidos</text:p>
          </table:table-cell>
          <table:table-cell office:value-type="string" table:style-name="ce10">
            <text:p>No se puede suspender el juego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4" table:style-name="ce5">
            <text:p>Resultados esperados</text:p>
          </table:table-cell>
          <table:table-cell office:value-type="string" table:style-name="ce9">
            <text:p>1. Aparece la ventana “Opciones”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2. Aparece una ventana de informándole que se les preguntará a los otros jugadores si desean suspender la partida también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3. Todos los jugadores aceptan, los datos del estado y configuración de la partida quedan guardados, para que los jugadores pueda reanudarla en otro momento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4. Vuelve al CUS anterior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click(Opciones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click(Suspender Partida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3</text:p>
          </table:table-cell>
          <table:table-cell office:value-type="string" table:style-name="ce1">
            <text:p>3.click(OK)</text:p>
          </table:table-cell>
          <table:table-cell table:number-columns-repeated="16382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">
            <text:p>CP-10</text:p>
          </table:table-cell>
          <table:table-cell office:value-type="string" table:style-name="ce2">
            <text:p>Precondiciones adicionales: Es el turno del jugador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fectos encontrados</text:p>
          </table:table-cell>
          <table:table-cell office:value-type="string" table:style-name="ce10">
            <text:p>No hay puntaje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Resultados obtenidos</text:p>
          </table:table-cell>
          <table:table-cell office:value-type="string" table:style-name="ce10">
            <text:p>No hay puntaje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3" table:style-name="ce5">
            <text:p>Resultados esperados</text:p>
          </table:table-cell>
          <table:table-cell office:value-type="string" table:style-name="ce9">
            <text:p>1. Se ve la animación de la ficha moviéndose a la casilla seleccionada saltando las fichas necesarias para llegar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2. Se le otorga un punto al jugador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3. Termina el turno del jugador, le toca mover al jugador que esté a la izquierda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1</text:p>
          </table:table-cell>
          <table:table-cell office:value-type="string" table:style-name="ce9">
            <text:p>1. Ocurren los casos de prueba 2,3 o 4, pero la casilla donde cae la ficha es de la esquina contraria a donde inició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11</text:p>
          </table:table-cell>
          <table:table-cell office:value-type="string" table:style-name="ce2">
            <text:p>Precondiciones adicionales: Es el turno del jugador, es la última ficha del jugador en llegar a la esquina contraria.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fectos encontrados</text:p>
          </table:table-cell>
          <table:table-cell office:value-type="string" table:style-name="ce10">
            <text:p>No hay puntaje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Resultados obtenidos</text:p>
          </table:table-cell>
          <table:table-cell office:value-type="string" table:style-name="ce10">
            <text:p>No hay puntaje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3" table:style-name="ce5">
            <text:p>Resultados esperados</text:p>
          </table:table-cell>
          <table:table-cell office:value-type="string" table:style-name="ce9">
            <text:p>1. Se ve la animación de la ficha moviéndose a la casilla seleccionada saltando las fichas necesarias para llegar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2. Se le otorga un punto al jugador, más 25 si quedó en primer lugar, 20 segundo lugar, 15 tercero…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3. Termina el turno del jugador, le toca mover al jugador que esté a la izquierda a menos que sea el último lugar, en cuyo caso termina la partida y regresa al CUS anterior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1</text:p>
          </table:table-cell>
          <table:table-cell office:value-type="string" table:style-name="ce9">
            <text:p>1. Ocurren los casos de prueba 2,3 o 4, pero la casilla donde cae la ficha es de la esquina contraria a donde inició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012</text:p>
          </table:table-cell>
          <table:table-cell office:value-type="string" table:style-name="ce2">
            <text:p>Precondiciones adicionales:<text:s/><text:span text:style-name="T8">NO</text:span><text:s/>es el turno del jugador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fectos encontrados</text:p>
          </table:table-cell>
          <table:table-cell office:value-type="string" table:style-name="ce8">
            <text:p>Ningun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Resultados obtenidos</text:p>
          </table:table-cell>
          <table:table-cell office:value-type="string" table:style-name="ce8">
            <text:p>El jugador no puede hacer movimientos con sus fichas.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6" table:style-name="ce5">
            <text:p>Resultados esperados</text:p>
          </table:table-cell>
          <table:table-cell office:value-type="string" table:style-name="ce9">
            <text:p>1. No se selecciona la ficha elegida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2. No se selecciona la ficha elegida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3. No pada nada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4. No se selecciona la ficha elegida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5. No pasa nada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6. No pasa nada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click(Cualquier ficha propia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click(Cualquier ficha propia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3</text:p>
          </table:table-cell>
          <table:table-cell office:value-type="string" table:style-name="ce1">
            <text:p>3.click(Cualquier ficha ajena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4</text:p>
          </table:table-cell>
          <table:table-cell office:value-type="string" table:style-name="ce1">
            <text:p>4.click(Cualquier ficha propia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5</text:p>
          </table:table-cell>
          <table:table-cell office:value-type="string" table:style-name="ce1">
            <text:p>5.click(Cualquier casilla no adyacente a una ficha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6</text:p>
          </table:table-cell>
          <table:table-cell office:value-type="string" table:style-name="ce1">
            <text:p>6.click(Cualquier lugar fuera del tablero que no sea un botón)</text:p>
          </table:table-cell>
          <table:table-cell table:number-columns-repeated="16382"/>
        </table:table-row>
        <table:table-row table:number-rows-repeated="10484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 New Roman1" svg:font-family="&quot;Times New Roman1&quot;"/>
    <style:font-face style:name="Times New Roman" svg:font-family="&quot;Times New Roman&quot;"/>
    <style:font-face style:name="Times New Roman2" svg:font-family="&quot;Times New Roman2&quot;"/>
    <style:font-face style:name="Calibri1" svg:font-family="Calibri1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Joshua</meta:initial-creator>
    <dc:creator>Joshua</dc:creator>
    <meta:creation-date>2013-04-21T14:32:38Z</meta:creation-date>
    <dc:date>2013-06-24T03:52:16Z</dc:date>
    <meta:editing-cycles>23</meta:editing-cycles>
    <meta:editing-duration>PT6198S</meta:editing-duration>
    <meta:user-defined meta:name="Info 1"/>
    <meta:user-defined meta:name="Info 2"/>
    <meta:user-defined meta:name="Info 3"/>
    <meta:user-defined meta:name="Info 4"/>
  </office:meta>
</office:document-meta>
</file>